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8.599cm" style:rel-column-width="4875*"/>
    </style:style>
    <style:style style:name="Tabella1.B" style:family="table-column">
      <style:table-column-properties style:column-width="2.902cm" style:rel-column-width="164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padding="0cm" fo:border-left="none" fo:border-right="none" fo:border-top="0.15pt solid #000000" fo:border-bottom="none"/>
    </style:style>
    <style:style style:name="Tabella1.B4" style:family="table-cell">
      <style:table-cell-properties style:vertical-align="bottom" fo:padding="0cm" fo:border-left="none" fo:border-right="none" fo:border-top="0.15pt solid #000000" fo:border-bottom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2pt" fo:font-style="normal" style:text-underline-style="none" fo:font-weight="bold" officeooo:rsid="001a116f" officeooo:paragraph-rsid="00fb24c6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10124a7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1023a81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7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Frame_20_contents">
      <style:paragraph-properties fo:text-align="end" style:justify-single-word="false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22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8" style:family="text">
      <style:text-properties fo:font-size="22pt" officeooo:rsid="001a116f" style:font-size-asian="22pt" style:font-size-complex="22pt"/>
    </style:style>
    <style:style style:name="fr1" style:family="graphic" style:parent-style-name="Frame">
      <style:graphic-properties fo:margin-left="0.049cm" fo:margin-right="0.049cm" fo:margin-top="0.049cm" fo:margin-bottom="0.049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3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2"><text:span text:style-name="T4"><text:placeholder text:placeholder-type="text">&lt;load(record, 'code', mode='string', position=1)&gt;</text:placeholder></text:span> <text:span text:style-name="T7"><text:placeholder text:placeholder-type="text">&lt;load(record, 'code')&gt;</text:placeholder></text:span></text:p>
            <text:p text:style-name="P9"><text:placeholder text:placeholder-type="text">&lt;load(record, 'frame', mode='string', position=1)&gt;</text:placeholder></text:p>
            <text:p text:style-name="P8"><text:placeholder text:placeholder-type="text">&lt;load(record, 'frame').split('-')[-1]&gt;</text:placeholder></text:p>
            <text:p text:style-name="P9"><text:placeholder text:placeholder-type="text">&lt;load(record, 'fabric', mode='string', position=1)&gt;</text:placeholder></text:p>
            <text:p text:style-name="P8"><text:placeholder text:placeholder-type="text">&lt;load(record, 'fabric').split('-')[-1]&gt;</text:placeholder></text:p>
            <text:p text:style-name="P10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  <text:p text:style-name="P11"><text:span text:style-name="T8"><text:placeholder text:placeholder-type="text">&lt;load(record, 'order_ref', mode='string', position=1)&gt;</text:placeholder></text:span><text:span text:style-name="T8"><text:placeholder text:placeholder-type="text">&lt;load(record, 'order_ref').split('|')[0]&gt;</text:placeholder></text:span></text:p>
          </table:table-cell>
          <table:table-cell table:style-name="Tabella1.A1" office:value-type="string">
            <text:p text:style-name="P19"><draw:frame draw:style-name="fr1" draw:name="image:asimage(load(record, 'partner_logo'))" text:anchor-type="as-char" svg:y="0cm" style:rel-width="85%" svg:height="2.041cm" style:rel-height="scale-min" draw:z-index="0"><draw:text-box fo:min-width="2.044cm"><text:p text:style-name="P16"/></draw:text-box></draw:frame></text:p>
            <text:p text:style-name="P20"/>
            <text:p text:style-name="P19"><draw:frame draw:style-name="fr2" draw:name="image: barcode(load(record, 'ean13'), 'ean13', rotate=90)" text:anchor-type="as-char" svg:width="2.803cm" style:rel-width="100%" svg:height="3.556cm" style:rel-height="45%" draw:z-index="1"><draw:text-box><text:p text:style-name="P17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5"><text:placeholder text:placeholder-type="text">&lt;load(record, 'order_ref').split('|')[-1]&gt;</text:placeholder></text:p>
          </table:table-cell>
          <table:table-cell table:style-name="Tabella1.B4" office:value-type="string">
            <text:p text:style-name="P18"><text:span text:style-name="T3"><text:placeholder text:placeholder-type="text">&lt;load(record, 'line', mode='string', position=1)&gt;</text:placeholder></text:span><text:span text:style-name="T3"> <text:s text:c="2"/>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21"><text:placeholder text:placeholder-type="text">&lt;load(record, 'counter_pack_total', counter=counter)&gt;</text:placeholder>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5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5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03:34.706180848</dc:date>
    <meta:editing-duration>PT18H4M25S</meta:editing-duration>
    <meta:editing-cycles>257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84" meta:character-count="1102" meta:non-whitespace-character-count="1036"/>
  </office:meta>
</office:document-meta>
</file>